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500000158FD090B6EFE17BF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807cm" fo:min-width="7.755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8cm" fo:min-width="3.37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3.18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Times New Roman"/>
    </style:style>
    <style:style style:name="P3" style:family="paragraph">
      <loext:graphic-properties draw:fill-color="#ffffff"/>
      <style:paragraph-properties fo:text-align="center"/>
      <style:text-properties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9.057cm" svg:x="5.826cm" svg:y="1.4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588cm" svg:height="1.524cm" svg:x="7.196cm" svg:y="2.74cm">
          <text:p text:style-name="P2">Vehic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frame draw:style-name="gr3" draw:text-style-name="P4" draw:layer="layout" svg:width="2.036cm" svg:height="3.556cm" svg:x="1.251cm" svg:y="4.175cm">
            <draw:image xlink:href="Pictures/10000201000000C500000158FD090B6EFE17BFE1.png" xlink:type="simple" xlink:show="embed" xlink:actuate="onLoad" loext:mime-type="image/png">
              <text:p/>
            </draw:image>
          </draw:frame>
          <draw:frame draw:style-name="gr4" draw:text-style-name="P5" draw:layer="layout" svg:width="2.128cm" svg:height="0.954cm" svg:x="1.285cm" svg:y="7.666cm">
            <draw:text-box>
              <text:p>Player</text:p>
            </draw:text-box>
          </draw:frame>
        </draw:g>
        <draw:connector draw:style-name="gr5" draw:text-style-name="P6" draw:layer="layout" draw:type="line" svg:x1="3.413cm" svg:y1="6.397cm" svg:x2="7.196cm" svg:y2="3.502cm" draw:start-shape="id1" draw:start-glue-point="1" draw:end-shape="id2" draw:end-glue-point="6" svg:d="M3413 6397l3783-2895" svg:viewBox="0 0 3784 2896">
          <text:p/>
        </draw:connector>
        <draw:custom-shape draw:style-name="gr6" draw:text-style-name="P4" xml:id="id4" draw:id="id4" draw:layer="layout" svg:width="3.683cm" svg:height="1.778cm" svg:x="8.058cm" svg:y="8.231cm">
          <text:p text:style-name="P4">Bots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88cm" svg:height="1.524cm" svg:x="7.196cm" svg:y="5.572cm">
          <text:p text:style-name="P2">Opera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line" svg:x1="3.413cm" svg:y1="6.397cm" svg:x2="7.196cm" svg:y2="6.334cm" draw:start-shape="id1" draw:start-glue-point="1" draw:end-shape="id3" draw:end-glue-point="6" svg:d="M3413 6397l3783-63" svg:viewBox="0 0 3784 64">
          <text:p/>
        </draw:connector>
        <draw:connector draw:style-name="gr5" draw:text-style-name="P6" draw:layer="layout" draw:line-skew="-1.045cm -1.052cm" svg:x1="8.058cm" svg:y1="9.12cm" svg:x2="8.014cm" svg:y2="4.041cm" draw:start-shape="id4" draw:start-glue-point="3" draw:end-shape="id2" draw:end-glue-point="7" svg:d="M8058 9120h-1597v-3929h1553v-1150" svg:viewBox="0 0 1598 5080">
          <text:p/>
        </draw:connector>
        <draw:connector draw:style-name="gr5" draw:text-style-name="P6" draw:layer="layout" draw:line-skew="-1.045cm" svg:x1="8.058cm" svg:y1="9.12cm" svg:x2="8.014cm" svg:y2="6.873cm" draw:start-shape="id4" draw:start-glue-point="3" draw:end-shape="id3" draw:end-glue-point="7" svg:d="M8058 9120h-1597v-1461h1553v-786" svg:viewBox="0 0 1598 224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000000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2-11T18:11:37.052000000</meta:creation-date>
    <dc:date>2022-02-11T20:00:00.364000000</dc:date>
    <meta:editing-duration>PT3M15S</meta:editing-duration>
    <meta:editing-cycles>6</meta:editing-cycles>
    <meta:generator>LibreOffice/6.4.6.2$Windows_X86_64 LibreOffice_project/0ce51a4fd21bff07a5c061082cc82c5ed232f115</meta:generator>
    <meta:document-statistic meta:object-count="11"/>
  </office:meta>
</office:document-meta>
</file>